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Loader.loadIndex( @ Nullable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Loader.CandidateComponentsIndex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ndidateComponentsIndexLoader.doLoadIndex( ClassLoader classLoad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